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shapes>
          <draw:frame draw:z-index="0" draw:style-name="gr1" draw:text-style-name="P1" svg:width="16.004cm" svg:height="9.004cm" svg:x="18.7cm" svg:y="0.08cm">
            <draw:object draw:notify-on-update-of-ranges="data2.A1:data2.A1 data2.A2:data2.A501 data2.B1:data2.B1 data2.B2:data2.B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aracters(*100)</text:p>
          </table:table-cell>
          <table:table-cell office:value-type="string" calcext:value-type="string">
            <text:p>Milliseco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74" calcext:value-type="float">
            <text:p>51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05" calcext:value-type="float">
            <text:p>76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46" calcext:value-type="float">
            <text:p>90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711" calcext:value-type="float">
            <text:p>77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49" calcext:value-type="float">
            <text:p>101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488" calcext:value-type="float">
            <text:p>84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63" calcext:value-type="float">
            <text:p>99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38" calcext:value-type="float">
            <text:p>95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88" calcext:value-type="float">
            <text:p>97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73" calcext:value-type="float">
            <text:p>96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534" calcext:value-type="float">
            <text:p>115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92" calcext:value-type="float">
            <text:p>104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281" calcext:value-type="float">
            <text:p>122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409" calcext:value-type="float">
            <text:p>124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343" calcext:value-type="float">
            <text:p>113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49" calcext:value-type="float">
            <text:p>121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385" calcext:value-type="float">
            <text:p>123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39" calcext:value-type="float">
            <text:p>1233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596" calcext:value-type="float">
            <text:p>125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945" calcext:value-type="float">
            <text:p>129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050" calcext:value-type="float">
            <text:p>130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772" calcext:value-type="float">
            <text:p>137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554" calcext:value-type="float">
            <text:p>135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303" calcext:value-type="float">
            <text:p>133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840" calcext:value-type="float">
            <text:p>138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058" calcext:value-type="float">
            <text:p>140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299" calcext:value-type="float">
            <text:p>14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385" calcext:value-type="float">
            <text:p>143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086" calcext:value-type="float">
            <text:p>150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87" calcext:value-type="float">
            <text:p>150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194" calcext:value-type="float">
            <text:p>15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182" calcext:value-type="float">
            <text:p>151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704" calcext:value-type="float">
            <text:p>157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930" calcext:value-type="float">
            <text:p>159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153" calcext:value-type="float">
            <text:p>16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410" calcext:value-type="float">
            <text:p>164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88" calcext:value-type="float">
            <text:p>166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857" calcext:value-type="float">
            <text:p>168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913" calcext:value-type="float">
            <text:p>16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182" calcext:value-type="float">
            <text:p>171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370" calcext:value-type="float">
            <text:p>1737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390" calcext:value-type="float">
            <text:p>1739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917" calcext:value-type="float">
            <text:p>179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062" calcext:value-type="float">
            <text:p>180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304" calcext:value-type="float">
            <text:p>183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178" calcext:value-type="float">
            <text:p>191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220" calcext:value-type="float">
            <text:p>1922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278" calcext:value-type="float">
            <text:p>192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408" calcext:value-type="float">
            <text:p>194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488" calcext:value-type="float">
            <text:p>194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923" calcext:value-type="float">
            <text:p>199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965" calcext:value-type="float">
            <text:p>1996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37" calcext:value-type="float">
            <text:p>201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439" calcext:value-type="float">
            <text:p>204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951" calcext:value-type="float">
            <text:p>209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840" calcext:value-type="float">
            <text:p>208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250" calcext:value-type="float">
            <text:p>2125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158" calcext:value-type="float">
            <text:p>21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814" calcext:value-type="float">
            <text:p>218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289" calcext:value-type="float">
            <text:p>222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889" calcext:value-type="float">
            <text:p>218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181" calcext:value-type="float">
            <text:p>221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769" calcext:value-type="float">
            <text:p>227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029" calcext:value-type="float">
            <text:p>230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232" calcext:value-type="float">
            <text:p>232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689" calcext:value-type="float">
            <text:p>236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243" calcext:value-type="float">
            <text:p>242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914" calcext:value-type="float">
            <text:p>239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424" calcext:value-type="float">
            <text:p>244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415" calcext:value-type="float">
            <text:p>244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506" calcext:value-type="float">
            <text:p>245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624" calcext:value-type="float">
            <text:p>246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700" calcext:value-type="float">
            <text:p>257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675" calcext:value-type="float">
            <text:p>256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771" calcext:value-type="float">
            <text:p>257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781" calcext:value-type="float">
            <text:p>257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11" calcext:value-type="float">
            <text:p>260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384" calcext:value-type="float">
            <text:p>263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337" calcext:value-type="float">
            <text:p>263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822" calcext:value-type="float">
            <text:p>268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147" calcext:value-type="float">
            <text:p>271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741" calcext:value-type="float">
            <text:p>277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8213" calcext:value-type="float">
            <text:p>282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9047" calcext:value-type="float">
            <text:p>290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146" calcext:value-type="float">
            <text:p>2814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562" calcext:value-type="float">
            <text:p>285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954" calcext:value-type="float">
            <text:p>289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900" calcext:value-type="float">
            <text:p>299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9691" calcext:value-type="float">
            <text:p>296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959" calcext:value-type="float">
            <text:p>299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132" calcext:value-type="float">
            <text:p>301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589" calcext:value-type="float">
            <text:p>305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812" calcext:value-type="float">
            <text:p>308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952" calcext:value-type="float">
            <text:p>309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1383" calcext:value-type="float">
            <text:p>313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1669" calcext:value-type="float">
            <text:p>3166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2045" calcext:value-type="float">
            <text:p>320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915" calcext:value-type="float">
            <text:p>329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289" calcext:value-type="float">
            <text:p>3328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3249" calcext:value-type="float">
            <text:p>332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4039" calcext:value-type="float">
            <text:p>3403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443" calcext:value-type="float">
            <text:p>3344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4302" calcext:value-type="float">
            <text:p>343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457" calcext:value-type="float">
            <text:p>3445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832" calcext:value-type="float">
            <text:p>348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5471" calcext:value-type="float">
            <text:p>354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5894" calcext:value-type="float">
            <text:p>3589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5947" calcext:value-type="float">
            <text:p>3594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231" calcext:value-type="float">
            <text:p>362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6632" calcext:value-type="float">
            <text:p>366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7238" calcext:value-type="float">
            <text:p>372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7217" calcext:value-type="float">
            <text:p>372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287" calcext:value-type="float">
            <text:p>372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8100" calcext:value-type="float">
            <text:p>381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8509" calcext:value-type="float">
            <text:p>3850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9093" calcext:value-type="float">
            <text:p>3909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186" calcext:value-type="float">
            <text:p>39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842" calcext:value-type="float">
            <text:p>388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221" calcext:value-type="float">
            <text:p>40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0267" calcext:value-type="float">
            <text:p>4026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1029" calcext:value-type="float">
            <text:p>410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1521" calcext:value-type="float">
            <text:p>415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946" calcext:value-type="float">
            <text:p>4194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2090" calcext:value-type="float">
            <text:p>4209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1982" calcext:value-type="float">
            <text:p>419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2455" calcext:value-type="float">
            <text:p>424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2881" calcext:value-type="float">
            <text:p>428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3934" calcext:value-type="float">
            <text:p>439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3849" calcext:value-type="float">
            <text:p>4384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3967" calcext:value-type="float">
            <text:p>4396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4027" calcext:value-type="float">
            <text:p>4402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836" calcext:value-type="float">
            <text:p>448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5350" calcext:value-type="float">
            <text:p>453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755" calcext:value-type="float">
            <text:p>447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827" calcext:value-type="float">
            <text:p>458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6310" calcext:value-type="float">
            <text:p>463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6610" calcext:value-type="float">
            <text:p>466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6970" calcext:value-type="float">
            <text:p>4697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7350" calcext:value-type="float">
            <text:p>4735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7640" calcext:value-type="float">
            <text:p>476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8816" calcext:value-type="float">
            <text:p>488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8666" calcext:value-type="float">
            <text:p>4866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0278" calcext:value-type="float">
            <text:p>5027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9412" calcext:value-type="float">
            <text:p>494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167" calcext:value-type="float">
            <text:p>501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082" calcext:value-type="float">
            <text:p>500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867" calcext:value-type="float">
            <text:p>508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294" calcext:value-type="float">
            <text:p>512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1329" calcext:value-type="float">
            <text:p>513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1205" calcext:value-type="float">
            <text:p>512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2453" calcext:value-type="float">
            <text:p>524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2659" calcext:value-type="float">
            <text:p>526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2575" calcext:value-type="float">
            <text:p>525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024" calcext:value-type="float">
            <text:p>530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3226" calcext:value-type="float">
            <text:p>532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3828" calcext:value-type="float">
            <text:p>538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4350" calcext:value-type="float">
            <text:p>543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4328" calcext:value-type="float">
            <text:p>543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4322" calcext:value-type="float">
            <text:p>543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5451" calcext:value-type="float">
            <text:p>554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6769" calcext:value-type="float">
            <text:p>5676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6735" calcext:value-type="float">
            <text:p>5673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7353" calcext:value-type="float">
            <text:p>573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7206" calcext:value-type="float">
            <text:p>572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7008" calcext:value-type="float">
            <text:p>570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8986" calcext:value-type="float">
            <text:p>589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9341" calcext:value-type="float">
            <text:p>5934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863" calcext:value-type="float">
            <text:p>5986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8891" calcext:value-type="float">
            <text:p>5889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905" calcext:value-type="float">
            <text:p>609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1103" calcext:value-type="float">
            <text:p>6110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1444" calcext:value-type="float">
            <text:p>614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448" calcext:value-type="float">
            <text:p>6044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278" calcext:value-type="float">
            <text:p>602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2061" calcext:value-type="float">
            <text:p>6206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1268" calcext:value-type="float">
            <text:p>612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2742" calcext:value-type="float">
            <text:p>6274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847" calcext:value-type="float">
            <text:p>648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4394" calcext:value-type="float">
            <text:p>643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4081" calcext:value-type="float">
            <text:p>640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4398" calcext:value-type="float">
            <text:p>643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4055" calcext:value-type="float">
            <text:p>640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5613" calcext:value-type="float">
            <text:p>656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6321" calcext:value-type="float">
            <text:p>663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6361" calcext:value-type="float">
            <text:p>663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6867" calcext:value-type="float">
            <text:p>6686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8420" calcext:value-type="float">
            <text:p>684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548" calcext:value-type="float">
            <text:p>6754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9289" calcext:value-type="float">
            <text:p>692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0465" calcext:value-type="float">
            <text:p>7046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8631" calcext:value-type="float">
            <text:p>686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8099" calcext:value-type="float">
            <text:p>680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0894" calcext:value-type="float">
            <text:p>708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0249" calcext:value-type="float">
            <text:p>702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2301" calcext:value-type="float">
            <text:p>723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2582" calcext:value-type="float">
            <text:p>725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1334" calcext:value-type="float">
            <text:p>713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1294" calcext:value-type="float">
            <text:p>712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3155" calcext:value-type="float">
            <text:p>731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4251" calcext:value-type="float">
            <text:p>742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3228" calcext:value-type="float">
            <text:p>732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3667" calcext:value-type="float">
            <text:p>736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5582" calcext:value-type="float">
            <text:p>7558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5920" calcext:value-type="float">
            <text:p>759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5712" calcext:value-type="float">
            <text:p>757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7745" calcext:value-type="float">
            <text:p>7774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6093" calcext:value-type="float">
            <text:p>7609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7073" calcext:value-type="float">
            <text:p>7707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7276" calcext:value-type="float">
            <text:p>772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8675" calcext:value-type="float">
            <text:p>786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9777" calcext:value-type="float">
            <text:p>7977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9883" calcext:value-type="float">
            <text:p>7988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0697" calcext:value-type="float">
            <text:p>8069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8959" calcext:value-type="float">
            <text:p>789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0004" calcext:value-type="float">
            <text:p>8000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0640" calcext:value-type="float">
            <text:p>8064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1188" calcext:value-type="float">
            <text:p>8118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1791" calcext:value-type="float">
            <text:p>8179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2898" calcext:value-type="float">
            <text:p>8289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3810" calcext:value-type="float">
            <text:p>838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3150" calcext:value-type="float">
            <text:p>8315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5364" calcext:value-type="float">
            <text:p>8536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492" calcext:value-type="float">
            <text:p>8349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4647" calcext:value-type="float">
            <text:p>846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5425" calcext:value-type="float">
            <text:p>854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5501" calcext:value-type="float">
            <text:p>855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7426" calcext:value-type="float">
            <text:p>874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7627" calcext:value-type="float">
            <text:p>876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7527" calcext:value-type="float">
            <text:p>8752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8666" calcext:value-type="float">
            <text:p>886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7271" calcext:value-type="float">
            <text:p>8727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8114" calcext:value-type="float">
            <text:p>881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9393" calcext:value-type="float">
            <text:p>8939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0878" calcext:value-type="float">
            <text:p>9087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0783" calcext:value-type="float">
            <text:p>9078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2271" calcext:value-type="float">
            <text:p>9227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1366" calcext:value-type="float">
            <text:p>913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2767" calcext:value-type="float">
            <text:p>9276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1262" calcext:value-type="float">
            <text:p>9126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2615" calcext:value-type="float">
            <text:p>926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2659" calcext:value-type="float">
            <text:p>926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4471" calcext:value-type="float">
            <text:p>9447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5480" calcext:value-type="float">
            <text:p>9548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5328" calcext:value-type="float">
            <text:p>953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4053" calcext:value-type="float">
            <text:p>9405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6528" calcext:value-type="float">
            <text:p>965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5251" calcext:value-type="float">
            <text:p>952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6450" calcext:value-type="float">
            <text:p>964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6240" calcext:value-type="float">
            <text:p>9624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7719" calcext:value-type="float">
            <text:p>977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7422" calcext:value-type="float">
            <text:p>974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8870" calcext:value-type="float">
            <text:p>9887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8445" calcext:value-type="float">
            <text:p>984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0269" calcext:value-type="float">
            <text:p>10026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9016" calcext:value-type="float">
            <text:p>990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0427" calcext:value-type="float">
            <text:p>1004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1333" calcext:value-type="float">
            <text:p>101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1714" calcext:value-type="float">
            <text:p>10171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1770" calcext:value-type="float">
            <text:p>10177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3369" calcext:value-type="float">
            <text:p>10336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3429" calcext:value-type="float">
            <text:p>10342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3988" calcext:value-type="float">
            <text:p>10398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3957" calcext:value-type="float">
            <text:p>10395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5591" calcext:value-type="float">
            <text:p>10559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5173" calcext:value-type="float">
            <text:p>10517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5600" calcext:value-type="float">
            <text:p>1056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6464" calcext:value-type="float">
            <text:p>10646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8050" calcext:value-type="float">
            <text:p>10805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9707" calcext:value-type="float">
            <text:p>1097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8302" calcext:value-type="float">
            <text:p>10830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8483" calcext:value-type="float">
            <text:p>1084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9550" calcext:value-type="float">
            <text:p>10955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0942" calcext:value-type="float">
            <text:p>11094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1210" calcext:value-type="float">
            <text:p>1112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3348" calcext:value-type="float">
            <text:p>11334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4749" calcext:value-type="float">
            <text:p>11474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5178" calcext:value-type="float">
            <text:p>11517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4621" calcext:value-type="float">
            <text:p>1146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2787" calcext:value-type="float">
            <text:p>11278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6807" calcext:value-type="float">
            <text:p>1168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7790" calcext:value-type="float">
            <text:p>11779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6793" calcext:value-type="float">
            <text:p>11679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6316" calcext:value-type="float">
            <text:p>1163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6453" calcext:value-type="float">
            <text:p>11645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6570" calcext:value-type="float">
            <text:p>11657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6975" calcext:value-type="float">
            <text:p>1169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8884" calcext:value-type="float">
            <text:p>11888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2388" calcext:value-type="float">
            <text:p>12238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0836" calcext:value-type="float">
            <text:p>12083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2166" calcext:value-type="float">
            <text:p>12216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4119" calcext:value-type="float">
            <text:p>1241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3367" calcext:value-type="float">
            <text:p>12336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5124" calcext:value-type="float">
            <text:p>1251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1739" calcext:value-type="float">
            <text:p>12173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24007" calcext:value-type="float">
            <text:p>1240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3898" calcext:value-type="float">
            <text:p>1238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5271" calcext:value-type="float">
            <text:p>12527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8016" calcext:value-type="float">
            <text:p>1280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9798" calcext:value-type="float">
            <text:p>12979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7196" calcext:value-type="float">
            <text:p>12719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8867" calcext:value-type="float">
            <text:p>12886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0116" calcext:value-type="float">
            <text:p>13011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8850" calcext:value-type="float">
            <text:p>12885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0111" calcext:value-type="float">
            <text:p>1301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1836" calcext:value-type="float">
            <text:p>1318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1937" calcext:value-type="float">
            <text:p>13193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9830" calcext:value-type="float">
            <text:p>12983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0515" calcext:value-type="float">
            <text:p>1305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1368" calcext:value-type="float">
            <text:p>13136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1667" calcext:value-type="float">
            <text:p>13166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2585" calcext:value-type="float">
            <text:p>13258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5561" calcext:value-type="float">
            <text:p>13556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6016" calcext:value-type="float">
            <text:p>1360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6341" calcext:value-type="float">
            <text:p>1363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7280" calcext:value-type="float">
            <text:p>13728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8216" calcext:value-type="float">
            <text:p>1382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7166" calcext:value-type="float">
            <text:p>13716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6317" calcext:value-type="float">
            <text:p>1363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8576" calcext:value-type="float">
            <text:p>13857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0546" calcext:value-type="float">
            <text:p>14054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1323" calcext:value-type="float">
            <text:p>1413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1024" calcext:value-type="float">
            <text:p>14102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2053" calcext:value-type="float">
            <text:p>1420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0960" calcext:value-type="float">
            <text:p>14096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2149" calcext:value-type="float">
            <text:p>14214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2688" calcext:value-type="float">
            <text:p>14268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3188" calcext:value-type="float">
            <text:p>1431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683" calcext:value-type="float">
            <text:p>1446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11" calcext:value-type="float">
            <text:p>1455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6409" calcext:value-type="float">
            <text:p>14640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6952" calcext:value-type="float">
            <text:p>14695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6255" calcext:value-type="float">
            <text:p>14625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8557" calcext:value-type="float">
            <text:p>14855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6843" calcext:value-type="float">
            <text:p>14684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7493" calcext:value-type="float">
            <text:p>14749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9540" calcext:value-type="float">
            <text:p>14954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1855" calcext:value-type="float">
            <text:p>1518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0853" calcext:value-type="float">
            <text:p>15085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2421" calcext:value-type="float">
            <text:p>15242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1193" calcext:value-type="float">
            <text:p>15119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5018" calcext:value-type="float">
            <text:p>155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3857" calcext:value-type="float">
            <text:p>15385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4727" calcext:value-type="float">
            <text:p>15472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5974" calcext:value-type="float">
            <text:p>15597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6063" calcext:value-type="float">
            <text:p>15606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5562" calcext:value-type="float">
            <text:p>15556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5945" calcext:value-type="float">
            <text:p>15594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6172" calcext:value-type="float">
            <text:p>15617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9215" calcext:value-type="float">
            <text:p>1592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1455" calcext:value-type="float">
            <text:p>1614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63068" calcext:value-type="float">
            <text:p>16306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62013" calcext:value-type="float">
            <text:p>1620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1092" calcext:value-type="float">
            <text:p>16109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62938" calcext:value-type="float">
            <text:p>1629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3176" calcext:value-type="float">
            <text:p>1631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6480" calcext:value-type="float">
            <text:p>16648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3336" calcext:value-type="float">
            <text:p>16333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67750" calcext:value-type="float">
            <text:p>16775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66227" calcext:value-type="float">
            <text:p>1662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66990" calcext:value-type="float">
            <text:p>16699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66360" calcext:value-type="float">
            <text:p>1663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9427" calcext:value-type="float">
            <text:p>1694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72144" calcext:value-type="float">
            <text:p>17214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3536" calcext:value-type="float">
            <text:p>17353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68194" calcext:value-type="float">
            <text:p>16819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2757" calcext:value-type="float">
            <text:p>17275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71477" calcext:value-type="float">
            <text:p>17147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73463" calcext:value-type="float">
            <text:p>17346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73019" calcext:value-type="float">
            <text:p>17301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5138" calcext:value-type="float">
            <text:p>17513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78333" calcext:value-type="float">
            <text:p>17833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77803" calcext:value-type="float">
            <text:p>1778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4039" calcext:value-type="float">
            <text:p>17403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9507" calcext:value-type="float">
            <text:p>17950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8027" calcext:value-type="float">
            <text:p>17802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78199" calcext:value-type="float">
            <text:p>17819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8142" calcext:value-type="float">
            <text:p>17814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80308" calcext:value-type="float">
            <text:p>18030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82407" calcext:value-type="float">
            <text:p>18240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83678" calcext:value-type="float">
            <text:p>18367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79653" calcext:value-type="float">
            <text:p>17965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83847" calcext:value-type="float">
            <text:p>18384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82343" calcext:value-type="float">
            <text:p>1823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84692" calcext:value-type="float">
            <text:p>18469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85632" calcext:value-type="float">
            <text:p>18563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6839" calcext:value-type="float">
            <text:p>18683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9804" calcext:value-type="float">
            <text:p>1898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8860" calcext:value-type="float">
            <text:p>18886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4505" calcext:value-type="float">
            <text:p>1845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9396" calcext:value-type="float">
            <text:p>18939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8648" calcext:value-type="float">
            <text:p>18864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1725" calcext:value-type="float">
            <text:p>1917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92433" calcext:value-type="float">
            <text:p>19243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89759" calcext:value-type="float">
            <text:p>18975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93455" calcext:value-type="float">
            <text:p>19345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6168" calcext:value-type="float">
            <text:p>1961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4810" calcext:value-type="float">
            <text:p>1948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9T12:16:19.573656471</dc:date>
    <meta:editing-duration>PT9M44S</meta:editing-duration>
    <meta:editing-cycles>1</meta:editing-cycles>
    <meta:document-statistic meta:table-count="1" meta:cell-count="1002" meta:object-count="1"/>
    <meta:generator>LibreOffice/7.2.6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line" chart:style-name="ch1">
        <chart:title svg:x="4.362cm" svg:y="0.343cm" chart:style-name="ch2">
          <text:p>FindConcequtiveCharacters for m=2</text:p>
        </chart:title>
        <chart:legend chart:legend-position="bottom" svg:x="5.221cm" svg:y="8.406cm" style:legend-expansion="wide" chart:style-name="ch3"/>
        <chart:plot-area chart:style-name="ch4" table:cell-range-address="data2.A1:data2.B501" chart:data-source-has-labels="row" svg:x="0.32cm" svg:y="1.275cm" svg:width="15.365cm" svg:height="6.767cm">
          <chart:coordinate-region svg:x="1.682cm" svg:y="1.396cm" svg:width="14.003cm" svg:height="5.6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2.A2:data2.A501" chart:label-cell-address="data2.A1:data2.A1" chart:class="chart:line">
            <chart:data-point chart:repeated="500"/>
          </chart:series>
          <chart:series chart:style-name="ch8" chart:values-cell-range-address="data2.B2:data2.B501" chart:label-cell-address="data2.B1:data2.B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acters(*100)</text:p>
                <draw:g>
                  <svg:desc>data2.A1:data2.A1</svg:desc>
                </draw:g>
              </table:table-cell>
              <table:table-cell office:value-type="string">
                <text:p>Milliseconds</text:p>
                <draw:g>
                  <svg:desc>data2.B1:dat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A2:data2.A501</svg:desc>
                </draw:g>
              </table:table-cell>
              <table:table-cell office:value-type="float" office:value="57">
                <text:p>57</text:p>
                <draw:g>
                  <svg:desc>data2.B2:data2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348">
                <text:p>53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453">
                <text:p>64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605">
                <text:p>7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485">
                <text:p>6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567">
                <text:p>65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823">
                <text:p>6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046">
                <text:p>90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711">
                <text:p>7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531">
                <text:p>75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806">
                <text:p>78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149">
                <text:p>10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199">
                <text:p>8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488">
                <text:p>8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63">
                <text:p>99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514">
                <text:p>95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538">
                <text:p>9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88">
                <text:p>97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384">
                <text:p>11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488">
                <text:p>94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021">
                <text:p>10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534">
                <text:p>115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492">
                <text:p>104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281">
                <text:p>122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409">
                <text:p>124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343">
                <text:p>113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149">
                <text:p>12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385">
                <text:p>123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596">
                <text:p>12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743">
                <text:p>127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945">
                <text:p>12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760">
                <text:p>127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554">
                <text:p>135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303">
                <text:p>13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840">
                <text:p>138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058">
                <text:p>140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299">
                <text:p>142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4385">
                <text:p>143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4492">
                <text:p>144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5086">
                <text:p>150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5087">
                <text:p>150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5194">
                <text:p>151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5182">
                <text:p>15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5930">
                <text:p>159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6153">
                <text:p>16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6410">
                <text:p>164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6857">
                <text:p>168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913">
                <text:p>169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182">
                <text:p>171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279">
                <text:p>172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390">
                <text:p>173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917">
                <text:p>179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062">
                <text:p>180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9178">
                <text:p>191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220">
                <text:p>192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278">
                <text:p>192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9408">
                <text:p>19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9488">
                <text:p>19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9965">
                <text:p>19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9825">
                <text:p>198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0137">
                <text:p>201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0951">
                <text:p>209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0840">
                <text:p>208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1158">
                <text:p>21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2289">
                <text:p>222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1889">
                <text:p>21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2181">
                <text:p>221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2769">
                <text:p>227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3029">
                <text:p>230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232">
                <text:p>232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3689">
                <text:p>23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4243">
                <text:p>242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4415">
                <text:p>244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4506">
                <text:p>245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4624">
                <text:p>246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4750">
                <text:p>247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5700">
                <text:p>257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5675">
                <text:p>256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5771">
                <text:p>257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6011">
                <text:p>260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6384">
                <text:p>263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6337">
                <text:p>26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7147">
                <text:p>271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7741">
                <text:p>277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8213">
                <text:p>282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9047">
                <text:p>290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8146">
                <text:p>281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8562">
                <text:p>285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8954">
                <text:p>289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9900">
                <text:p>299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9691">
                <text:p>296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9959">
                <text:p>299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0132">
                <text:p>301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0589">
                <text:p>305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812">
                <text:p>308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0952">
                <text:p>30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1383">
                <text:p>313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1669">
                <text:p>316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2045">
                <text:p>320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2915">
                <text:p>329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3289">
                <text:p>332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3249">
                <text:p>332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4039">
                <text:p>340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3443">
                <text:p>334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4302">
                <text:p>343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4457">
                <text:p>344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4832">
                <text:p>348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5471">
                <text:p>354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5894">
                <text:p>358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5947">
                <text:p>359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6231">
                <text:p>362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6632">
                <text:p>36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7238">
                <text:p>372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7217">
                <text:p>372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7287">
                <text:p>372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8100">
                <text:p>38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8509">
                <text:p>385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9093">
                <text:p>39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9186">
                <text:p>391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8842">
                <text:p>388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0221">
                <text:p>40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0267">
                <text:p>402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1029">
                <text:p>410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1521">
                <text:p>415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1946">
                <text:p>419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2090">
                <text:p>4209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1982">
                <text:p>419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2455">
                <text:p>42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2881">
                <text:p>428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3934">
                <text:p>439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3849">
                <text:p>438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3967">
                <text:p>439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4027">
                <text:p>440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4836">
                <text:p>448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5350">
                <text:p>453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4755">
                <text:p>447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5827">
                <text:p>458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6310">
                <text:p>463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6610">
                <text:p>466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6970">
                <text:p>469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7350">
                <text:p>473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7640">
                <text:p>476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8816">
                <text:p>488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8666">
                <text:p>486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0278">
                <text:p>502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9412">
                <text:p>4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0167">
                <text:p>50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0082">
                <text:p>500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0867">
                <text:p>508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1294">
                <text:p>512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1329">
                <text:p>51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1205">
                <text:p>512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2453">
                <text:p>524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2659">
                <text:p>526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2575">
                <text:p>525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3024">
                <text:p>530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3226">
                <text:p>532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3828">
                <text:p>538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4350">
                <text:p>543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4328">
                <text:p>543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4322">
                <text:p>543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5451">
                <text:p>554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6769">
                <text:p>567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6735">
                <text:p>567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7353">
                <text:p>573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7206">
                <text:p>572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7008">
                <text:p>570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8986">
                <text:p>589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9341">
                <text:p>593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9863">
                <text:p>598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8891">
                <text:p>588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0905">
                <text:p>609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1103">
                <text:p>611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1444">
                <text:p>614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0448">
                <text:p>604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0278">
                <text:p>602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2061">
                <text:p>620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1268">
                <text:p>612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2742">
                <text:p>627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4847">
                <text:p>648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64394">
                <text:p>643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64081">
                <text:p>640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4398">
                <text:p>643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64055">
                <text:p>640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5613">
                <text:p>656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6321">
                <text:p>663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66361">
                <text:p>663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66867">
                <text:p>668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68420">
                <text:p>684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7548">
                <text:p>675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69289">
                <text:p>692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0465">
                <text:p>704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68631">
                <text:p>686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68099">
                <text:p>680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0894">
                <text:p>708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0249">
                <text:p>702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2301">
                <text:p>723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2582">
                <text:p>725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1334">
                <text:p>713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1294">
                <text:p>712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3155">
                <text:p>731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4251">
                <text:p>742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3228">
                <text:p>732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3667">
                <text:p>73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5582">
                <text:p>75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5920">
                <text:p>759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5712">
                <text:p>757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7745">
                <text:p>777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6093">
                <text:p>760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7073">
                <text:p>770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7276">
                <text:p>772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8675">
                <text:p>786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9883">
                <text:p>798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0697">
                <text:p>806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8959">
                <text:p>789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0004">
                <text:p>800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0640">
                <text:p>806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1188">
                <text:p>811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1791">
                <text:p>817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2898">
                <text:p>828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3810">
                <text:p>838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3150">
                <text:p>831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5364">
                <text:p>853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4647">
                <text:p>846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5425">
                <text:p>854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5501">
                <text:p>855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7426">
                <text:p>874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7627">
                <text:p>876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7527">
                <text:p>875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8666">
                <text:p>886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7271">
                <text:p>872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8114">
                <text:p>881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9393">
                <text:p>893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0878">
                <text:p>908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0783">
                <text:p>907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2271">
                <text:p>922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1366">
                <text:p>913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2767">
                <text:p>927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1262">
                <text:p>912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2615">
                <text:p>926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2659">
                <text:p>926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4471">
                <text:p>944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5480">
                <text:p>954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5328">
                <text:p>953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4053">
                <text:p>940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6528">
                <text:p>965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5251">
                <text:p>952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6450">
                <text:p>964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6240">
                <text:p>9624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7719">
                <text:p>977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7422">
                <text:p>974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8870">
                <text:p>988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8445">
                <text:p>984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0269">
                <text:p>1002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9016">
                <text:p>990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0427">
                <text:p>1004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01333">
                <text:p>101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1714">
                <text:p>1017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01770">
                <text:p>1017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3369">
                <text:p>1033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3429">
                <text:p>1034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3988">
                <text:p>1039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3957">
                <text:p>1039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5591">
                <text:p>1055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5173">
                <text:p>1051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5600">
                <text:p>1056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6464">
                <text:p>1064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8050">
                <text:p>10805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9707">
                <text:p>1097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8302">
                <text:p>1083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08483">
                <text:p>1084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9550">
                <text:p>10955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10942">
                <text:p>1109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11210">
                <text:p>1112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13348">
                <text:p>1133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14749">
                <text:p>1147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15178">
                <text:p>1151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14621">
                <text:p>1146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12787">
                <text:p>1127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16807">
                <text:p>1168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17790">
                <text:p>1177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15499">
                <text:p>1154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16793">
                <text:p>1167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16316">
                <text:p>1163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16453">
                <text:p>1164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16570">
                <text:p>1165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16975">
                <text:p>1169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18884">
                <text:p>1188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22388">
                <text:p>1223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20836">
                <text:p>1208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22166">
                <text:p>1221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24119">
                <text:p>1241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23367">
                <text:p>1233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25124">
                <text:p>1251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21739">
                <text:p>1217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24007">
                <text:p>1240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23898">
                <text:p>1238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25271">
                <text:p>1252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28016">
                <text:p>1280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29798">
                <text:p>1297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27196">
                <text:p>1271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28867">
                <text:p>1288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30116">
                <text:p>1301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28850">
                <text:p>1288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30111">
                <text:p>1301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31836">
                <text:p>1318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31937">
                <text:p>1319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29830">
                <text:p>12983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30515">
                <text:p>1305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31368">
                <text:p>1313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31667">
                <text:p>131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32585">
                <text:p>1325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35561">
                <text:p>1355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36016">
                <text:p>1360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36341">
                <text:p>1363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37280">
                <text:p>1372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38216">
                <text:p>1382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37166">
                <text:p>1371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36317">
                <text:p>1363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38576">
                <text:p>1385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40546">
                <text:p>1405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41323">
                <text:p>1413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41024">
                <text:p>1410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42053">
                <text:p>1420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40960">
                <text:p>1409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42149">
                <text:p>1421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42688">
                <text:p>1426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43188">
                <text:p>1431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44683">
                <text:p>1446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45511">
                <text:p>1455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46409">
                <text:p>1464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46952">
                <text:p>1469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46255">
                <text:p>1462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48557">
                <text:p>1485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46843">
                <text:p>1468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47493">
                <text:p>1474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49540">
                <text:p>14954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51855">
                <text:p>1518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50853">
                <text:p>1508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52421">
                <text:p>1524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51193">
                <text:p>1511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55018">
                <text:p>1550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53857">
                <text:p>1538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54727">
                <text:p>1547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55974">
                <text:p>1559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56063">
                <text:p>1560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55562">
                <text:p>1555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55945">
                <text:p>1559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56172">
                <text:p>1561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59215">
                <text:p>1592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61455">
                <text:p>1614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63068">
                <text:p>1630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62013">
                <text:p>1620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61092">
                <text:p>1610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62938">
                <text:p>1629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63176">
                <text:p>1631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66480">
                <text:p>1664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63336">
                <text:p>1633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67750">
                <text:p>16775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66227">
                <text:p>1662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66990">
                <text:p>1669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66360">
                <text:p>1663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69427">
                <text:p>1694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72144">
                <text:p>1721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73536">
                <text:p>1735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68194">
                <text:p>1681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72757">
                <text:p>1727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71477">
                <text:p>1714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73463">
                <text:p>1734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73019">
                <text:p>1730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75138">
                <text:p>1751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78333">
                <text:p>178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77803">
                <text:p>1778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74039">
                <text:p>1740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79507">
                <text:p>1795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78027">
                <text:p>1780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78199">
                <text:p>1781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78142">
                <text:p>1781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80308">
                <text:p>1803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82407">
                <text:p>1824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83678">
                <text:p>1836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79653">
                <text:p>1796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83847">
                <text:p>1838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82343">
                <text:p>1823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84692">
                <text:p>1846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85632">
                <text:p>1856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86839">
                <text:p>1868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89804">
                <text:p>1898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88860">
                <text:p>1888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84505">
                <text:p>1845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89396">
                <text:p>1893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88648">
                <text:p>1886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91725">
                <text:p>1917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92433">
                <text:p>1924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89759">
                <text:p>1897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93455">
                <text:p>1934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96168">
                <text:p>1961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94810">
                <text:p>194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